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hyphenation-ladder-count="no-limit"/>
      <style:text-properties officeooo:paragraph-rsid="010944c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067ce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107c3cd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ca7d2" style:font-name-asian="Times New Roman1" style:font-weight-asian="bold" style:font-size-complex="14pt"/>
    </style:style>
    <style:style style:name="T12" style:family="text">
      <style:text-properties fo:font-weight="bold" officeooo:rsid="01067ce2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uk" fo:country="UA" fo:font-weight="normal" officeooo:rsid="010944cd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10944c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2">3</text:span></text:p>
      <text:p text:style-name="P16"><text:span text:style-name="T10"><text:line-break/></text:span><text:span text:style-name="T3">з дисципліни «</text:span><text:span text:style-name="T4">Інтернет-технології</text:span><text:span text:style-name="T13">»</text:span></text:p>
      <text:p text:style-name="P18"/>
      <text:p text:style-name="P15"><text:span text:style-name="T5">на тему: </text:span><text:span text:style-name="T6">«</text:span><text:span text:style-name="T7">JavaScript</text:span><text:span text:style-name="T6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4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9">Тема. </text:span><text:span text:style-name="T8">JavaScript.</text:span></text:p>
      <text:p text:style-name="P17"><text:span text:style-name="T15">Текст. </text:span><text:a xlink:type="simple" xlink:href="https://github.com/dazzlemon/diit_121-ipz_y4_web/tree/main/3/src" text:style-name="Internet_20_link" text:visited-style-name="Visited_20_Internet_20_Link">github</text:a></text:p>
      <text:p text:style-name="P23"><text:bookmark text:name="page3R_mcid36"/><text:span text:style-name="T16">Результат. </text:span><text:a xlink:type="simple" xlink:href="https://github.com/dazzlemon/diit_121-ipz_y4_web/tree/main/3/src" text:style-name="Internet_20_link" text:visited-style-name="Visited_20_Internet_20_Link"><text:span text:style-name="T17">g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9-04T19:43:07.416959671</dc:date>
    <meta:editing-duration>PT4H26M43S</meta:editing-duration>
    <meta:editing-cycles>240</meta:editing-cycles>
    <meta:generator>LibreOffice/7.2.7.2$Linux_X86_64 LibreOffice_project/20$Build-2</meta:generator>
    <meta:document-statistic meta:table-count="0" meta:image-count="0" meta:object-count="1" meta:page-count="2" meta:paragraph-count="17" meta:word-count="37" meta:character-count="290" meta:non-whitespace-character-count="264"/>
  </office:meta>
</office:document-meta>
</file>